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fo:font-style="italic"/>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fo:font-style="italic"/>
    </style:style>
    <style:style style:name="T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CGI server variables</text:span><text:span text:style-name="T2"/></text:p>
      <text:p text:style-name="P1"><text:span text:style-name="T3">The following table describes common CGI environment variables that the server creates (some of these are not available with some servers):</text:span><text:span text:style-name="T4"/></text:p>
      <text:p text:style-name="P1"><text:span text:style-name="T4">SERVER_SOFTWARE<text:tab/></text:span></text:p>
      <text:p text:style-name="P1"><text:span text:style-name="T4">Name and version of the information server software answering the request (and running the gateway). Format: name/version.</text:span></text:p>
      <text:p text:style-name="P1"><text:span text:style-name="T4">SERVER_NAME<text:tab/></text:span></text:p>
      <text:p text:style-name="P1"><text:span text:style-name="T4">Server's hostname, DNS alias, or IP address as it appears in self-referencing URLs.</text:span></text:p>
      <text:p text:style-name="P1"><text:span text:style-name="T4">GATEWAY_INTERFACE<text:tab/></text:span></text:p>
      <text:p text:style-name="P1"><text:span text:style-name="T4">CGI specification revision with which this server complies. Format: CGI/revision.</text:span></text:p>
      <text:p text:style-name="P1"><text:span text:style-name="T4">SERVER_PROTOCOL<text:tab/></text:span></text:p>
      <text:p text:style-name="P1"><text:span text:style-name="T4">Name and revision of the information protocol this request came in with. Format: protocol/revision.</text:span></text:p>
      <text:p text:style-name="P1"><text:span text:style-name="T4">SERVER_PORT<text:tab/></text:span></text:p>
      <text:p text:style-name="P1"><text:span text:style-name="T4">Port number to which the request was sent.</text:span></text:p>
      <text:p text:style-name="P1"><text:span text:style-name="T4">REQUEST_METHOD<text:tab/></text:span></text:p>
      <text:p text:style-name="P1"><text:span text:style-name="T4">Method with which the request was made. For HTTP, this is Get, Head, Post, and so on.</text:span></text:p>
      <text:p text:style-name="P1"><text:span text:style-name="T4">PATH_INFO<text:tab/></text:span></text:p>
      <text:p text:style-name="P1"><text:span text:style-name="T4">Extra path information, as given by the client. Scripts can be accessed by their virtual pathname, followed by extra information at the end of this path. The extra information is sent as PATH_INFO.</text:span></text:p>
      <text:p text:style-name="P1"><text:span text:style-name="T4">PATH_TRANSLATED<text:tab/></text:span></text:p>
      <text:p text:style-name="P1"><text:span text:style-name="T4">Translated version of PATH_INFO after any virtual-to-physical mapping.</text:span></text:p>
      <text:p text:style-name="P1"><text:span text:style-name="T4">SCRIPT_NAME<text:tab/></text:span></text:p>
      <text:p text:style-name="P1"><text:span text:style-name="T4">Virtual path to the script that is executing; used for self-referencing URLs.</text:span></text:p>
      <text:p text:style-name="P1"><text:span text:style-name="T4">QUERY_STRING<text:tab/></text:span></text:p>
      <text:p text:style-name="P1"><text:span text:style-name="T4">Query information that follows the ? in the URL that referenced this script.</text:span></text:p>
      <text:p text:style-name="P1"><text:span text:style-name="T4">REMOTE_HOST<text:tab/></text:span></text:p>
      <text:p text:style-name="P1"><text:span text:style-name="T4">Hostname making the request. If the server does not have this information, it sets REMOTE_ADDR and does not set REMOTE_HOST.</text:span></text:p>
      <text:p text:style-name="P1"><text:span text:style-name="T4">REMOTE_ADDR<text:tab/></text:span></text:p>
      <text:p text:style-name="P1"><text:span text:style-name="T4">IP address of the remote host making the request.</text:span></text:p>
      <text:p text:style-name="P1"><text:span text:style-name="T4">AUTH_TYPE<text:tab/></text:span></text:p>
      <text:p text:style-name="P1"><text:span text:style-name="T4">If the server supports user authentication, and the script is protected, the protocol-specific authentication method used to validate the user.</text:span></text:p>
      <text:p text:style-name="P1"><text:span text:style-name="T4">REMOTE_USER, AUTH_USER<text:tab/></text:span></text:p>
      <text:p text:style-name="P1"><text:span text:style-name="T4">If the server supports user authentication, and the script is protected, the username the user has authenticated as. (Also available as AUTH_USER.)</text:span></text:p>
      <text:p text:style-name="P1"><text:span text:style-name="T4">REMOTE_IDENT<text:tab/></text:span></text:p>
      <text:p text:style-name="P1"><text:span text:style-name="T4">If the HTTP server supports RFC 931 identification, this variable is set to the remote username retrieved from the server. Use this variable for logging only.</text:span></text:p>
      <text:p text:style-name="P1"><text:span text:style-name="T4">CONTENT_TYPE<text:tab/></text:span></text:p>
      <text:p text:style-name="P1"><text:span text:style-name="T4">For queries that have attached information, such as HTTP POST and PUT, this is the content type of the data.</text:span></text:p>
      <text:p text:style-name="P1"><text:span text:style-name="T4">CONTENT_LENGTH<text:tab/></text:span></text:p>
      <text:p text:style-name="P1"><text:span text:style-name="T4">Length of the content as given by the client.</text:span></text:p>
      <text:p text:style-name="P1"><text:span text:style-name="T5">CGI client variables</text:span><text:span text:style-name="T6"/></text:p>
      <text:p text:style-name="P1"><text:span text:style-name="T7">The following table describes common CGI environment variables the browser creates and passes in the request header:</text:span><text:span text:style-name="T8"/></text:p>
      <text:p text:style-name="P1"><text:span text:style-name="T8">HTTP_REFERER</text:span></text:p>
      <text:p text:style-name="P1"><text:span text:style-name="T8">The referring document that linked to or submitted form data.</text:span></text:p>
      <text:p text:style-name="P1"><text:span text:style-name="T8">HTTP_USER_AGENT<text:tab/></text:span></text:p>
      <text:p text:style-name="P1"><text:span text:style-name="T8">The browser that the client is currently using to send the request. Format: software/version library/version.</text:span></text:p>
      <text:p text:style-name="P1"><text:span text:style-name="T8">HTTP_IF_MODIFIED_SINCE<text:tab/></text:span></text:p>
      <text:p text:style-name="P1"><text:span text:style-name="T8">The last time the page was modified. The browser determines whether to set this variable, usually in response to the server having sent the LAST_MODIFIED HTTP header. It can be used to take advantage of browser-side caching.</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